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Ol">
      <style:paragraph-properties fo:margin-top="0cm" fo:margin-bottom="0.494cm" fo:text-align="start" style:justify-single-word="false"/>
    </style:style>
    <style:style style:name="P3" style:family="paragraph" style:parent-style-name="Div">
      <style:paragraph-properties fo:margin-top="0cm" fo:margin-bottom="0.494cm" fo:text-align="start" style:justify-single-word="false"/>
    </style:style>
    <style:style style:name="P4" style:family="paragraph" style:parent-style-name="Hr_5f_pb">
      <style:paragraph-properties fo:margin-top="0cm" fo:margin-bottom="0cm" fo:text-align="start" style:justify-single-word="false"/>
    </style:style>
    <style:style style:name="P5" style:family="paragraph" style:parent-style-name="Div">
      <style:paragraph-properties fo:text-align="start" style:justify-single-word="false"/>
    </style:style>
    <style:style style:name="P6" style:family="paragraph" style:parent-style-name="Heading_20_2">
      <style:paragraph-properties fo:margin-top="0cm" fo:margin-bottom="0.494cm" fo:text-align="start" style:justify-single-word="false"/>
    </style:style>
    <style:style style:name="P7" style:family="paragraph" style:parent-style-name="Heading_20_1">
      <style:paragraph-properties fo:margin-top="0cm" fo:margin-bottom="0.494cm" fo:text-align="start" style:justify-single-word="false"/>
    </style:style>
    <style:style style:name="P8" style:family="paragraph" style:parent-style-name="Ul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9" style:family="paragraph" style:parent-style-name="Ul" style:list-style-name="L6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0" style:family="paragraph" style:parent-style-name="Ul" style:list-style-name="L7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1" style:family="paragraph" style:parent-style-name="Li" style:list-style-name="LS1">
      <style:paragraph-properties fo:margin-top="0cm" fo:margin-bottom="0cm" fo:text-align="start" style:justify-single-word="false"/>
    </style:style>
    <style:style style:name="P12" style:family="paragraph" style:parent-style-name="Li" style:list-style-name="LS2">
      <style:paragraph-properties fo:margin-top="0cm" fo:margin-bottom="0cm" fo:text-align="start" style:justify-single-word="false"/>
    </style:style>
    <style:style style:name="P13" style:family="paragraph" style:parent-style-name="Li" style:list-style-name="LS1">
      <style:paragraph-properties fo:margin-top="0cm" fo:margin-bottom="0.494cm" fo:text-align="start" style:justify-single-word="false"/>
    </style:style>
    <style:style style:name="P14" style:family="paragraph" style:parent-style-name="Li" style:list-style-name="LS2">
      <style:paragraph-properties fo:margin-top="0cm" fo:margin-bottom="0.494cm" fo:text-align="start" style:justify-single-word="false"/>
    </style:style>
    <style:style style:name="P15" style:family="paragraph" style:parent-style-name="Hr_5f_pb_5f_0">
      <style:paragraph-properties fo:margin-top="0cm" fo:margin-bottom="0cm" fo:text-align="start" style:justify-single-word="false"/>
    </style:style>
    <style:style style:name="P16" style:family="paragraph" style:parent-style-name="Hr_5f_pb_5f_0" style:list-style-name="L2">
      <style:paragraph-properties fo:margin-top="0cm" fo:margin-bottom="0cm" fo:text-align="start" style:justify-single-word="false"/>
    </style:style>
    <style:style style:name="P17" style:family="paragraph" style:parent-style-name="Hr_5f_pb_5f_0" style:list-style-name="L3">
      <style:paragraph-properties fo:margin-top="0cm" fo:margin-bottom="0cm" fo:text-align="start" style:justify-single-word="false"/>
    </style:style>
    <style:style style:name="P18" style:family="paragraph" style:parent-style-name="Hr_5f_pb_5f_0" style:list-style-name="L4">
      <style:paragraph-properties fo:margin-top="0cm" fo:margin-bottom="0cm" fo:text-align="start" style:justify-single-word="false"/>
    </style:style>
    <style:style style:name="P19" style:family="paragraph" style:parent-style-name="Hr_5f_pb_5f_0" style:list-style-name="L5">
      <style:paragraph-properties fo:margin-top="0cm" fo:margin-bottom="0cm" fo:text-align="start" style:justify-single-word="false"/>
    </style:style>
    <style:style style:name="P20" style:family="paragraph" style:parent-style-name="Hr_5f_pb_5f_0">
      <style:paragraph-properties fo:margin-top="0cm" fo:margin-bottom="0cm" fo:text-align="start" style:justify-single-word="false" fo:break-before="page"/>
    </style:style>
    <style:style style:name="P21" style:family="paragraph" style:parent-style-name="Hr_5f_pb_5f_0" style:list-style-name="L1">
      <style:paragraph-properties fo:margin-top="0cm" fo:margin-bottom="0cm" fo:text-align="start" style:justify-single-word="false" fo:break-before="page"/>
    </style:style>
    <style:style style:name="T1" style:family="text">
      <style:text-properties fo:color="#000000" style:font-name="verdana" fo:font-size="10pt" fo:background-color="#ffffff" style:font-name-asian="verdana" style:font-name-complex="verdana"/>
    </style:style>
    <style:style style:name="T2" style:family="text">
      <style:text-properties fo:color="#000000" style:font-name="sans serif" fo:font-size="10pt" fo:font-style="normal" style:font-name-asian="sans serif" style:font-name-complex="sans serif"/>
    </style:style>
    <style:style style:name="T3" style:family="text">
      <style:text-properties style:font-name="verdana" fo:font-size="10pt" fo:background-color="#ffffff" style:font-name-asian="verdana" style:font-name-complex="verdana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>
      <style:text-properties fo:font-size="10pt" fo:font-style="italic"/>
    </style:style>
    <style:style style:name="T7" style:family="text">
      <style:text-properties fo:font-size="10pt" fo:font-style="italic" fo:font-weight="bold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fo:font-size="12pt" fo:font-weight="bold"/>
    </style:style>
    <style:style style:name="T11" style:family="text">
      <style:text-properties fo:color="#0000ff" style:font-name="sans serif" fo:font-size="10pt" fo:font-style="normal" style:text-underline-style="solid" style:text-underline-width="auto" style:text-underline-color="font-color" style:font-name-asian="sans serif" style:font-name-complex="sans serif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808080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Default_20_Paragraph_20_Font">"Aplikacja wspomagająca szybkie uczenie się oraz zapamiętywanie informacji w oparciu o technikę Mind Mappingu" </text:span></text:h>
      <text:h text:style-name="P6" text:outline-level="2"><text:span text:style-name="Default_20_Paragraph_20_Font">1. Wstęp </text:span></text:h>
      <text:p text:style-name="P1"><text:span text:style-name="Default_20_Paragraph_20_Font"><text:line-break/></text:span><text:span text:style-name="Default_20_Paragraph_20_Font"><text:span text:style-name="T1">Żyjemy w czasach, gdzie k</text:span></text:span><text:span text:style-name="Default_20_Paragraph_20_Font"><text:span text:style-name="T1">omputery stały się łatwo dostępn</text:span></text:span><text:span text:style-name="Default_20_Paragraph_20_Font"><text:span text:style-name="T1">ym</text:span></text:span><text:span text:style-name="Default_20_Paragraph_20_Font"><text:span text:style-name="T1"> i używan</text:span></text:span><text:span text:style-name="Default_20_Paragraph_20_Font"><text:span text:style-name="T1">ym</text:span></text:span><text:span text:style-name="Default_20_Paragraph_20_Font"><text:span text:style-name="T1"> na co dzień</text:span></text:span><text:span text:style-name="Default_20_Paragraph_20_Font"><text:span text:style-name="T1"> narzędziem pracy czy rozrywki</text:span></text:span><text:span text:style-name="Default_20_Paragraph_20_Font"><text:span text:style-name="T1">. Wykorzystuje</text:span></text:span><text:span text:style-name="Default_20_Paragraph_20_Font"><text:span text:style-name="T1"> się</text:span></text:span><text:span text:style-name="Default_20_Paragraph_20_Font"><text:span text:style-name="T1"> je do</text:span></text:span><text:span text:style-name="Default_20_Paragraph_20_Font"><text:span text:style-name="T1"> wzajemnej</text:span></text:span><text:span text:style-name="Default_20_Paragraph_20_Font"><text:span text:style-name="T1"> komunikacji,</text:span></text:span><text:span text:style-name="Default_20_Paragraph_20_Font"><text:span text:style-name="T1"> pogłębiania zainteresowań</text:span></text:span><text:span text:style-name="Default_20_Paragraph_20_Font"><text:span text:style-name="T1">, a także do nauki. Internet stał się nieograniczonym źródłem </text:span></text:span><text:span text:style-name="Default_20_Paragraph_20_Font"><text:span text:style-name="T3">informacji, </text:span></text:span><text:span text:style-name="Default_20_Paragraph_20_Font"><text:span text:style-name="T3">w którym niekiedy trudno się odnaleźć. Spowodowane jest to ogromną ilością dostępnych danych, przez co ich przyswajanie, czyli nauka staje się problematyczna.</text:span></text:span><text:span text:style-name="Default_20_Paragraph_20_Font"><text:line-break/></text:span><text:span text:style-name="Default_20_Paragraph_20_Font"><text:line-break/></text:span><text:span text:style-name="Default_20_Paragraph_20_Font">W dodatku dzięki dynamicznemu rozwojowi bezprzewodowego dostępu do Internetu oraz upowszechnieniu się komputerów przenośnych, dostęp do informacji można uzyskać niemalże w dowolnym miejscu i czasie, co sprawia że potrzeba posiadania wiedzy maleje.         </text:span><text:span text:style-name="Default_20_Paragraph_20_Font"> </text:span></text:p>
      <text:p text:style-name="P1"><text:span text:style-name="Default_20_Paragraph_20_Font"><text:span text:style-name="T5">Szczególnie popularną metodą uczenia się, jest nauka poprzez notowanie mówionego słowa, a następnie powtarzanie przez wielokrotne czytanie. Jednakże nie jest to technika efektywna dla wszystkich. Dlatego alternatywą może być korzystanie choćby z </text:span></text:span><text:span text:style-name="Default_20_Paragraph_20_Font"><text:span text:style-name="T7">Mind Mappingu.</text:span></text:span><text:span text:style-name="Default_20_Paragraph_20_Font"><text:span text:style-name="T5"> Który pozwala na zapamiętanie większej ilości informacji w krótszym czasie, sprawia, że robienie notatek jest mniej uciążliwe, a system powtórek pozwala na zapamiętanie informacji o dowolnej złożoności długofalowo.</text:span></text:span><text:span text:style-name="Default_20_Paragraph_20_Font"> </text:span></text:p>
      <text:p text:style-name="P4"><text:span text:style-name="Default_20_Paragraph_20_Font">Celem niniejszej pracy jest opracowanie aplikacji umożliwiającej wspomaganie procesu uczenia się, przy wykorzystaniu technik efektywnej nauki. Program ten będzie oparty o technikę Mind Mappingu.  Zostanie również przeprowadzona analiza ergonomii interfejsu użytkownika programu oraz objaśnienie działania tej techniki.</text:span><text:span text:style-name="Default_20_Paragraph_20_Font"><text:line-break/></text:span><text:span text:style-name="Default_20_Paragraph_20_Font"><text:span text:style-name="T5"><text:line-break/></text:span></text:span><text:span text:style-name="Default_20_Paragraph_20_Font"><text:span text:style-name="T5">        </text:span></text:span><text:span text:style-name="Default_20_Paragraph_20_Font"><text:span text:style-name="T8"><text:line-break/></text:span></text:span><text:span text:style-name="Default_20_Paragraph_20_Font"><text:span text:style-name="T8"><text:line-break/></text:span></text:span><text:span text:style-name="Default_20_Paragraph_20_Font">Praca została podzielona na dwie części - teoretyczną i praktyczną. Część teoretyczną obejmują rozdziały 2 - 4, gdzie zostaje wprowadzone pojęcie Mind Mappingu, wykorzystania komputera w czasie nauki oraz ergonomii interfejsu użytkownika. Praktyczna z kolei zawiera wszelkie informacje na temat programu do tworzenia map pamięci: rozdziały 5-7 opisują główną ideę, projekt oraz technologie użyte do stworzenia programu, 8 i 9 zawiera opis implementacji i architektury programu, natomiast rozdział 10 traktuje o zaprojektowanym interfejsie użytkownika programu.</text:span><text:span text:style-name="Default_20_Paragraph_20_Font"><text:line-break/></text:span><text:span text:style-name="Default_20_Paragraph_20_Font"><text:line-break/></text:span><draw:rect text:anchor-type="as-char" svg:y="0cm" draw:z-index="0" draw:style-name="gr1" svg:width="15.241cm" svg:height="0.054cm"><text:p/></draw:rect></text:p>
      <text:h text:style-name="P6" text:outline-level="2"><text:span text:style-name="Default_20_Paragraph_20_Font">2. Mind mapping </text:span></text:h>
      <text:p text:style-name="P2"><text:span text:style-name="Default_20_Paragraph_20_Font"><text:span text:style-name="T8">2.1 Wprowadzenie do techniki mind mappingu</text:span></text:span><text:span text:style-name="Default_20_Paragraph_20_Font"><text:line-break/></text:span><text:span text:style-name="Default_20_Paragraph_20_Font">Obrazkowe metody utrwalania wiedzy i modelowania systemów były używane od wieków w nauczaniu, burzy mózgów, wizualnym myśleniu i rozwiązywaniu problemów przez inżynierów, nauczycieli, psychologów i innych. Jeden z pierwszych przykładów takich graficznych zapisów został stworzony przez Porfiriusza, greckiego myśliciela żyjącego w III wieku n.e. Pierwszym krokiem standaryzacji tego rodzaju organizacji wiedzy były Sieci semantyczne. Są to  sieci reprezentujące semantyczne relacje pomiędzy koncepcjami </text:span><text:span text:style-name="Default_20_Paragraph_20_Font"><text:span text:style-name="T8">(rysunek sieci semantycznych)</text:span></text:span><text:span text:style-name="Default_20_Paragraph_20_Font">. Zostało opracowane przez Richarda H. Richensa w celu opracowania meta-języku dla translacji maszynowej na języki naturalne.</text:span><text:span text:style-name="Default_20_Paragraph_20_Font"><text:line-break/></text:span><text:span text:style-name="Default_20_Paragraph_20_Font"><text:line-break/></text:span><text:span text:style-name="Default_20_Paragraph_20_Font">Mind mapping został opracowany przez dwóch brytyjskich naukowców, Tony'ego oraz Barry'ego Buzana w latach 60-tych XX wieku. Służy do reprezentowania słów, idei, zadań i innych elementów połączonych i ułożonych dookoła centralnego słowa-klucza lub idei. Mapy pamięci są wykorzystywane do wizualizowania, strukturyzacji, rozwiązywania problemów, podejmowania decyzji oraz pisania. Poprzed reprezentowanie idei w graficzny, promieniowy i nie-liniowy sposób, mapy pamięci są często wykorzystywane podczas  "burzy mózgów" z jako sposób reprezentacji planów i organizacji zadań. Metoda ta stała się bardzo popularna i jest wykorzystywana przez miliony ludzi na całym świecie.</text:span><text:span text:style-name="Default_20_Paragraph_20_Font"><text:line-break/></text:span><text:span text:style-name="Default_20_Paragraph_20_Font"><text:line-break/></text:span><text:span text:style-name="Default_20_Paragraph_20_Font"><text:line-break/></text:span><text:span text:style-name="Default_20_Paragraph_20_Font"><text:span text:style-name="T8">2.2 Nauka a ludzki mózg</text:span></text:span><text:span text:style-name="Default_20_Paragraph_20_Font"><text:line-break/></text:span><text:span text:style-name="Default_20_Paragraph_20_Font"><text:span text:style-name="T8">(rysunek z półkulami)</text:span></text:span><text:span text:style-name="Default_20_Paragraph_20_Font"><text:line-break/></text:span><text:span text:style-name="Default_20_Paragraph_20_Font">Mózg ludzki składa się z dwóch półkul, które są odpowiedzialne za róże procesy myślowe. Lewa półkula zajmuje </text:span><text:soft-page-break/><text:span text:style-name="Default_20_Paragraph_20_Font">się analizą słowa, logiką, liczbami, hierarchią, linearnością, analizą i zbiorami. Natomiast prawa półkula za rytm, świadomość przestrzeni, obraz całości, wyobraźnię, marzenia, postrzeganie kolorów i rozmiarów. Podczas procesu uczenia się z wykorzystaniem notatek linearnych wykorzystuje się głównie lewą półkulę. Najczęściej spotykanymi sposobami notowania są:</text:span><text:span text:style-name="Default_20_Paragraph_20_Font"> </text:span></text:p>
      <text:list xml:id="list1138124348" text:style-name="LS1">
        <text:list-item>
          <text:p text:style-name="P11"><text:span text:style-name="Default_20_Paragraph_20_Font">Notatki w formie narracyjnej - spisywanie treści komunikatu w formie ciągu zdań</text:span><text:span text:style-name="Default_20_Paragraph_20_Font"> </text:span></text:p>
        </text:list-item>
        <text:list-item>
          <text:p text:style-name="P11"><text:span text:style-name="Default_20_Paragraph_20_Font">Notatki w formie listy myśli w kolejności pojawienia się</text:span><text:span text:style-name="Default_20_Paragraph_20_Font"> </text:span></text:p>
        </text:list-item>
        <text:list-item>
          <text:p text:style-name="P13"><text:span text:style-name="Default_20_Paragraph_20_Font">Notatki w formie hierarchicznej - uporządkowanie wiedzy w strukturę, oznaczoną literami lub liczbami</text:span><text:span text:style-name="Default_20_Paragraph_20_Font"> </text:span></text:p>
        </text:list-item>
      </text:list>
      <text:p text:style-name="P1"><text:span text:style-name="Default_20_Paragraph_20_Font">Ten rodzaj notatek pobudza mózg za pomocą analizy: słów, liczb, koleności, linii, zbiorów i logiki. Analizą tych elementów zajmuje się głównie lewa półkula. By się efektywnie uczyć, należy uruchomić obie półkule do działania. Elementami które można również wykorzystać podczas tworzenia notatek są: rytym wizualny, schemat, kolor, obraz, wizualizacja, wymiar, zmysł przestrzeni i skojarzenia. Są to rzeczy które również uczestniczą w procesie myślenia, zapamiętywania i  przypominania, dlatego warto wykorzystać je również podczas tworzenia notatek.</text:span><text:span text:style-name="Default_20_Paragraph_20_Font"><text:line-break/></text:span><text:span text:style-name="Default_20_Paragraph_20_Font">Jedną z metod pobudzenia wszystkich obszarów mózgu jest technika tworzenia map pamięci. Przykład takiej mapy znajduje się na Rys. 2.</text:span><text:span text:style-name="Default_20_Paragraph_20_Font"><text:line-break/></text:span><text:span text:style-name="Default_20_Paragraph_20_Font"><text:span text:style-name="T8">(rysunek z mapą pamięci)</text:span></text:span><text:span text:style-name="Default_20_Paragraph_20_Font"><text:line-break/></text:span><text:span text:style-name="Default_20_Paragraph_20_Font">Tony Buzan skonstruował 4 podstawowe zasady potrzebne przy tworzeniu mapy pamięci [BUZAN1]: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a) Temat mapy symbolizuje centralny rysunek</text:span><text:span text:style-name="Default_20_Paragraph_20_Font"><text:line-break/></text:span><text:span text:style-name="Default_20_Paragraph_20_Font">b) Główne zagadnienia w postaci gałęzi wybiegają promieniście z centralnego rysunku</text:span><text:span text:style-name="Default_20_Paragraph_20_Font"><text:line-break/></text:span><text:span text:style-name="Default_20_Paragraph_20_Font">c) Gałęzie zawierają kluczowy rysunek lub słowo (wypisane dużymi literami nad odpowiednią linią). Zagadnienia poboczne lub mniej ważne reprezentowane są jako gałęzie podporządkowane gałęziom wyższego rzędu</text:span><text:span text:style-name="Default_20_Paragraph_20_Font"><text:line-break/></text:span><text:span text:style-name="Default_20_Paragraph_20_Font">d) Gałęzie tworzą sieć węzłów.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Ważne jest również, by wzbogacać je o kolory, rysunki oraz własne skróty myślowe, gdyż dzięki temu pobudzana jest kreatywność i łatwiej sobie przypomnieć wiedzę zgromadzoną na mapie pamięci.</text:span><text:span text:style-name="Default_20_Paragraph_20_Font"> </text:span></text:p>
      <text:p text:style-name="P3"><text:span text:style-name="Default_20_Paragraph_20_Font">       </text:span><text:span text:style-name="Default_20_Paragraph_20_Font"> </text:span></text:p>
      <text:list xml:id="list385523150" text:style-name="L6">
        <text:list-item>
          <text:p text:style-name="P9"><text:span text:style-name="Default_20_Paragraph_20_Font"><text:span text:style-name="T8">Przegląd popularnych programów do Mind mappingu</text:span></text:span></text:p>
        </text:list-item>
      </text:list>
      <text:list xml:id="list1157985404" text:style-name="L7">
        <text:list-item>
          <text:list>
            <text:list-item>
              <text:p text:style-name="P10"><text:span text:style-name="Default_20_Paragraph_20_Font"><text:span text:style-name="T8">Uwagi wstępne</text:span></text:span></text:p>
            </text:list-item>
          </text:list>
        </text:list-item>
      </text:list>
      <text:p text:style-name="P8"><text:span text:style-name="Default_20_Paragraph_20_Font">Na rynku komputerowym istnieje parę programów do tworzenia map pamięci. Najczęściej są one prostym edytorem graficznym grafiki wektorowej który pozwala na łączenie ze sobą informacji w sposób zgodny z zasadami tworzenia map pamięci. Podstawowe funkcje obejmują kolorowanie węzłów,  dodawanie obrazków, drukowanie<text:line-break/>Na rysunku 3 przedstawiono wygląd popularnej aplikacji XMind.<text:line-break/><text:line-break/><text:line-break/></text:span><text:span text:style-name="Default_20_Paragraph_20_Font"><text:span text:style-name="T8">2.3.1 Xmind</text:span></text:span><text:span text:style-name="Default_20_Paragraph_20_Font"><text:line-break/></text:span><text:span text:style-name="Default_20_Paragraph_20_Font"><text:span text:style-name="T8">(zrzut ekranu XMind-a)</text:span></text:span><text:span text:style-name="Default_20_Paragraph_20_Font"><text:line-break/>Xmind jest programem Open Source stworzonym za pomocą języka Java oraz Eclipse Rich Client Platform i Eclipse Graphical Editing Framework. Użycie bibliotek Eclipse pozwoliło na łatwe wykonanie interfejsu użytkownika. Aplikacja jest rozwijana od 2007 roku, a od końca 2008 roku jest dostępna na licencji LGPL.<text:line-break/>Jego funkcjonalność pozwala na: </text:span></text:p>
      <text:list xml:id="list1339460426" text:style-name="LS2">
        <text:list-item>
          <text:p text:style-name="P12"><text:span text:style-name="Default_20_Paragraph_20_Font">tworzenie map o różnej strukturze (diagramy drzewa, Ishkawy , wykresy organizacyjne czy arkusze kalkulacyjne) </text:span></text:p>
        </text:list-item>
        <text:list-item>
          <text:p text:style-name="P12"><text:span text:style-name="Default_20_Paragraph_20_Font">tworzenie węzłów o dowolnym poziomie zagnieżdżenia</text:span><text:span text:style-name="Default_20_Paragraph_20_Font"> </text:span></text:p>
        </text:list-item>
        <text:list-item>
          <text:p text:style-name="P12"><text:span text:style-name="Default_20_Paragraph_20_Font">użycie zdefiniowanych stylów kolorowania węzłów mapy pamięci </text:span></text:p>
        </text:list-item>
        <text:list-item>
          <text:p text:style-name="P12"><text:span text:style-name="Default_20_Paragraph_20_Font">dodawanie notatek w dowolnym miejscu struktury mapy </text:span></text:p>
        </text:list-item>
        <text:list-item>
          <text:p text:style-name="P12"><text:span text:style-name="Default_20_Paragraph_20_Font">Zagnieżdżanie map  wewnątrz innych (w ramach jednego dokumentu) </text:span></text:p>
        </text:list-item>
        <text:list-item>
          <text:p text:style-name="P14"><text:span text:style-name="Default_20_Paragraph_20_Font">Publikowanie map pamięci w na stronach internetowych </text:span></text:p>
        </text:list-item>
      </text:list>
      <text:p text:style-name="P15"><text:span text:style-name="Default_20_Paragraph_20_Font"><text:line-break/><text:line-break/><text:line-break/></text:span><text:span text:style-name="Default_20_Paragraph_20_Font"><text:span text:style-name="T8">2.3.2 FreeMind</text:span></text:span><text:span text:style-name="Default_20_Paragraph_20_Font"><text:line-break/>(zrzut ekranu FreeMind'a)<text:line-break/>    FreeMind<text:line-break/>    Xmind<text:line-break/></text:span><text:soft-page-break/><text:span text:style-name="Default_20_Paragraph_20_Font">    Buzan's iMindMap<text:line-break/><text:line-break/><text:line-break/><text:line-break/>REJECTED<text:line-break/>[Jak uczy się człowiek]<text:line-break/>    Najłatwiej zapadają w pamięć:<text:line-break/>        informacje przyswojone na początku i końcu czasu nauki<text:line-break/>        pojęcia wywołujące skojarzenia i powtarzające się<text:line-break/>        elementy nie pasujące do pozostałych, wyjątkowe<text:line-break/>        informacje wzbudzające nasze zainteresowanie</text:span></text:p>
      <text:list xml:id="list2000468822" text:style-name="L1">
        <text:list-item>
          <text:p text:style-name="P21"><text:span text:style-name="Default_20_Paragraph_20_Font">Wykorzystane technologie i narzędzia</text:span></text:p>
        </text:list-item>
      </text:list>
      <text:list xml:id="list283961543" text:style-name="L2">
        <text:list-item>
          <text:list>
            <text:list-item>
              <text:p text:style-name="P16"><text:span text:style-name="Default_20_Paragraph_20_Font">Technologie i języki programowania</text:span></text:p>
            </text:list-item>
          </text:list>
        </text:list-item>
      </text:list>
      <text:list xml:id="list514835435" text:style-name="L3">
        <text:list-item>
          <text:list>
            <text:list-item>
              <text:list>
                <text:list-item>
                  <text:p text:style-name="P17"><text:span text:style-name="Default_20_Paragraph_20_Font">Python</text:span></text:p>
                </text:list-item>
              </text:list>
            </text:list-item>
          </text:list>
        </text:list-item>
      </text:list>
      <text:p text:style-name="P15"><text:span text:style-name="Default_20_Paragraph_20_Font">Python jest interpretowanym, interaktywnym, zorientowanym obiektowo językiem programowania.</text:span></text:p>
      <text:list xml:id="list177192044" text:style-name="L4">
        <text:list-item>
          <text:list>
            <text:list-item>
              <text:list>
                <text:list-item>
                  <text:p text:style-name="P18"><text:span text:style-name="Default_20_Paragraph_20_Font">QT</text:span></text:p>
                </text:list-item>
                <text:list-item>
                  <text:p text:style-name="P18"><text:span text:style-name="Default_20_Paragraph_20_Font">PyQt</text:span></text:p>
                </text:list-item>
                <text:list-item>
                  <text:p text:style-name="P18"><text:span text:style-name="Default_20_Paragraph_20_Font">XUL</text:span></text:p>
                </text:list-item>
                <text:list-item>
                  <text:p text:style-name="P18"><text:span text:style-name="Default_20_Paragraph_20_Font">C++</text:span></text:p>
                </text:list-item>
                <text:list-item>
                  <text:p text:style-name="P18"><text:span text:style-name="Default_20_Paragraph_20_Font">BOOST</text:span></text:p>
                </text:list-item>
                <text:list-item>
                  <text:p text:style-name="P18"><text:span text:style-name="Default_20_Paragraph_20_Font"/></text:p>
                </text:list-item>
              </text:list>
            </text:list-item>
          </text:list>
        </text:list-item>
      </text:list>
      <text:p text:style-name="P15"><text:span text:style-name="Default_20_Paragraph_20_Font"/></text:p>
      <text:p text:style-name="P15"><text:span text:style-name="Default_20_Paragraph_20_Font"/></text:p>
      <text:list xml:id="list738620992" text:continue-list="list283961543" text:style-name="L2">
        <text:list-item>
          <text:list>
            <text:list-item>
              <text:p text:style-name="P16"><text:span text:style-name="Default_20_Paragraph_20_Font">Narzędzia </text:span></text:p>
            </text:list-item>
          </text:list>
        </text:list-item>
      </text:list>
      <text:list xml:id="list1016070663" text:style-name="L5">
        <text:list-item>
          <text:list>
            <text:list-item>
              <text:list>
                <text:list-item>
                  <text:p text:style-name="P19"><text:span text:style-name="Default_20_Paragraph_20_Font">Eclipse</text:span></text:p>
                </text:list-item>
                <text:list-item>
                  <text:p text:style-name="P19"><text:span text:style-name="Default_20_Paragraph_20_Font">QT Designer</text:span></text:p>
                </text:list-item>
                <text:list-item>
                  <text:p text:style-name="P19"><text:span text:style-name="Default_20_Paragraph_20_Font">Vim</text:span></text:p>
                </text:list-item>
                <text:list-item>
                  <text:p text:style-name="P19"><text:span text:style-name="Default_20_Paragraph_20_Font">SVN</text:span></text:p>
                </text:list-item>
                <text:list-item>
                  <text:p text:style-name="P19"><text:span text:style-name="Default_20_Paragraph_20_Font"/></text:p>
                </text:list-item>
              </text:list>
            </text:list-item>
          </text:list>
        </text:list-item>
      </text:list>
      <text:list xml:id="list939549158" text:continue-list="list738620992" text:style-name="L2">
        <text:list-item>
          <text:list>
            <text:list-item>
              <text:p text:style-name="P16"><text:span text:style-name="Default_20_Paragraph_20_Font"/></text:p>
            </text:list-item>
          </text:list>
        </text:list-item>
      </text:list>
      <text:p text:style-name="P15"><text:span text:style-name="Default_20_Paragraph_20_Font"/></text:p>
      <text:p text:style-name="P15"><text:span text:style-name="Default_20_Paragraph_20_Font"/></text:p>
      <text:p text:style-name="P20"><text:span text:style-name="Default_20_Paragraph_20_Font"><text:line-break/></text:span><draw:rect text:anchor-type="as-char" svg:y="0cm" draw:z-index="1" draw:style-name="gr1" svg:width="15.241cm" svg:height="0.054cm"><text:p/></draw:rect></text:p>
      <text:p text:style-name="P1"><text:span text:style-name="Default_20_Paragraph_20_Font"><text:span text:style-name="T8">Bibliografia</text:span></text:span><text:span text:style-name="Default_20_Paragraph_20_Font"><text:line-break/></text:span><text:span text:style-name="Default_20_Paragraph_20_Font"><text:line-break/></text:span><text:span text:style-name="Default_20_Paragraph_20_Font">[BUZAN1] Buzan Tony, </text:span><text:span text:style-name="Default_20_Paragraph_20_Font"><text:span text:style-name="T9">Mapy twoich myśli</text:span></text:span><text:span text:style-name="Default_20_Paragraph_20_Font">, Ravi, Łódź 2003 </text:span></text:p>
      <text:p text:style-name="P3"><text:span text:style-name="Default_20_Paragraph_20_Font">[BUZAN2] Buzan Tony, </text:span><text:span text:style-name="Default_20_Paragraph_20_Font"><text:span text:style-name="T9">Pamięć na zawołanie</text:span></text:span><text:span text:style-name="Default_20_Paragraph_20_Font">, Ravi, Łódź 2003</text:span><text:span text:style-name="Default_20_Paragraph_20_Font"><text:line-break/></text:span><text:span text:style-name="Default_20_Paragraph_20_Font">[PSYCH] Nęcki Edward, Orzechowski Jarosław, Szymura Błażej, </text:span><text:span text:style-name="Default_20_Paragraph_20_Font"><text:span text:style-name="T9">Psychologia poznawcza</text:span></text:span><text:span text:style-name="Default_20_Paragraph_20_Font"><text:line-break/></text:span><text:span text:style-name="Default_20_Paragraph_20_Font"><text:span text:style-name="T4">[COGNI] Lawrence A. Hirschfeld, Susan A. Gelman, </text:span></text:span><text:span text:style-name="Default_20_Paragraph_20_Font"><text:span text:style-name="T9">Mapping the mind : domain specificity in cognition and culture</text:span></text:span><text:span text:style-name="Default_20_Paragraph_20_Font">, </text:span><text:span text:style-name="Default_20_Paragraph_20_Font"><text:span text:style-name="T4">Cambridge University Press,</text:span></text:span><text:span text:style-name="Default_20_Paragraph_20_Font"> </text:span><text:span text:style-name="Default_20_Paragraph_20_Font"><text:span text:style-name="T4">New York 1994</text:span></text:span><text:span text:style-name="Default_20_Paragraph_20_Font"> </text:span></text:p>
      <text:p text:style-name="P3"><text:span text:style-name="Default_20_Paragraph_20_Font"><text:span text:style-name="T4">[BRAIN] Medin John, </text:span></text:span><text:span text:style-name="Default_20_Paragraph_20_Font"><text:span text:style-name="T6">Brain Rules: 12 Principles for Surviving and Thriving at Work</text:span></text:span><text:span text:style-name="Default_20_Paragraph_20_Font"><text:span text:style-name="T4">, Home, and School, Pear Press, New York 2008</text:span></text:span><text:span text:style-name="Default_20_Paragraph_20_Font"><text:span text:style-name="T4"><text:line-break/></text:span></text:span></text:p>
      <text:p text:style-name="P3"><text:span text:style-name="Default_20_Paragraph_20_Font">http://books.google.com/books?hl=pl&amp;lr=&amp;id=i2b3GH8jRp0C&amp;oi=fnd&amp;pg=PR15&amp;dq=effective+learning&amp;ots=mxgx1mlpIM&amp;sig=BXxdHneRTMUZu07dcMA_ARzDQlw#v=onepage&amp;q&amp;f=false</text:span><text:span text:style-name="Default_20_Paragraph_20_Font"><text:line-break/></text:span><text:span text:style-name="Default_20_Paragraph_20_Font">http://www.informaworld.com/smpp/content~content=a713815959&amp;db=all</text:span><text:span text:style-name="Default_20_Paragraph_20_Font"> </text:span></text:p>
      <text:p text:style-name="P1"><text:span text:style-name="Default_20_Paragraph_20_Font"><text:span text:style-name="T10"><text:line-break/></text:span></text:span><text:span text:style-name="Default_20_Paragraph_20_Font"><text:span text:style-name="T10">http://ergonomia.ioz.pwr.wroc.pl/</text:span></text:span><text:span text:style-name="Default_20_Paragraph_20_Font"><text:span text:style-name="T10"><text:line-break/></text:span></text:span></text:p>
      <text:p text:style-name="P5"><text:span text:style-name="Default_20_Paragraph_20_Font">        </text:span><text:span text:style-name="Default_20_Paragraph_20_Font"><text:span text:style-name="T4"><text:line-break/></text:span></text:span><text:span text:style-name="Default_20_Paragraph_20_Font"><text:span text:style-name="T4">od Leo:</text:span></text:span><text:span text:style-name="Default_20_Paragraph_20_Font"><text:span text:style-name="T4"><text:line-break/></text:span></text:span><text:span text:style-name="Default_20_Paragraph_20_Font"><text:span text:style-name="T2">*  Research-Based Web Design &amp; Usability Guidelines -</text:span></text:span><text:a xlink:type="simple" xlink:href="http://www.usability.gov/pdfs/guidelines.html"><text:span text:style-name="Default_20_Paragraph_20_Font"><text:span text:style-name="Default_20_Paragraph_20_Font"><text:span text:style-name="T11">http://www.usability.gov/pdfs/guidelines.html</text:span></text:span></text:span></text:a><text:span text:style-name="Default_20_Paragraph_20_Font"><text:span text:style-name="T2"> </text:span></text:span><text:span text:style-name="Default_20_Paragraph_20_Font"><text:span text:style-name="T2"><text:line-break/></text:span></text:span><text:span text:style-name="Default_20_Paragraph_20_Font"><text:span text:style-name="T2">    * GUUUI - The Interaction Designer’s Coffee Break -</text:span></text:span><text:a xlink:type="simple" xlink:href="http://www.guuui.com/"><text:span text:style-name="Default_20_Paragraph_20_Font"><text:span text:style-name="Default_20_Paragraph_20_Font"><text:span text:style-name="T11">http://www.guuui.com/</text:span></text:span></text:span></text:a><text:span text:style-name="Default_20_Paragraph_20_Font"><text:span text:style-name="T2"> </text:span></text:span><text:span text:style-name="Default_20_Paragraph_20_Font"><text:span text:style-name="T2"><text:line-break/></text:span></text:span><text:span text:style-name="Default_20_Paragraph_20_Font"><text:span text:style-name="T2">    * InfoDesign: Understanding by Design -</text:span></text:span><text:a xlink:type="simple" xlink:href="http://www.informationdesign.org/"><text:span text:style-name="Default_20_Paragraph_20_Font"><text:span text:style-name="Default_20_Paragraph_20_Font">http://www.informationdesign.org/</text:span></text:span></text:a><text:span text:style-name="Default_20_Paragraph_20_Font"><text:span text:style-name="T2"> </text:span></text:span><text:span text:style-name="Default_20_Paragraph_20_Font"><text:span text:style-name="T2"><text:line-break/></text:span></text:span><text:span text:style-name="Default_20_Paragraph_20_Font"><text:span text:style-name="T2">    * Colors on the Web - Color Theory for web designers -</text:span></text:span><text:a xlink:type="simple" xlink:href="http://www.colorsontheweb.com/"><text:span text:style-name="Default_20_Paragraph_20_Font"><text:span text:style-name="Default_20_Paragraph_20_Font"><text:span text:style-name="T11">http://www.colorsontheweb.com/</text:span></text:span></text:span></text:a><text:span text:style-name="Default_20_Paragraph_20_Font"><text:span text:style-name="T2"> </text:span></text:span><text:span text:style-name="Default_20_Paragraph_20_Font"><text:span text:style-name="T2"><text:line-break/></text:span></text:span><text:span text:style-name="Default_20_Paragraph_20_Font"><text:span text:style-name="T2">    * Użyteczność.pl: o projektowaniu przyjaznych interfejsów -</text:span></text:span><text:a xlink:type="simple" xlink:href="http://www.uzytecznosc.pl/"><text:span text:style-name="Default_20_Paragraph_20_Font"><text:span text:style-name="Default_20_Paragraph_20_Font"><text:span text:style-name="T11">http://www.uzytecznosc.pl/</text:span></text:span></text:span></text:a><text:span text:style-name="Default_20_Paragraph_20_Font"><text:span text:style-name="T2"> </text:span></text:span><text:span text:style-name="Default_20_Paragraph_20_Font"><text:span text:style-name="T2"><text:line-break/></text:span></text:span><text:span text:style-name="Default_20_Paragraph_20_Font"><text:span text:style-name="T2">    * Web Accessibility po polsku -</text:span></text:span><text:span text:style-name="Default_20_Paragraph_20_Font"><text:span text:style-name="T2"> </text:span></text:span><text:a xlink:type="simple" xlink:href="http://dwww.pl/"><text:span text:style-name="Default_20_Paragraph_20_Font"><text:span text:style-name="Default_20_Paragraph_20_Font"><text:span text:style-name="T11">http://dwww.pl/</text:span></text:span></text:span></text:a><text:span text:style-name="Default_20_Paragraph_20_Font"><text:span text:style-name="T2"> </text:span></text:span><text:span text:style-name="Default_20_Paragraph_20_Font"><text:span text:style-name="T2"><text:line-break/></text:span></text:span><text:span text:style-name="Default_20_Paragraph_20_Font"><text:span text:style-name="T2">    * Attached &gt; Użyteczność -</text:span></text:span><text:a xlink:type="simple" xlink:href="http://www.aresluna.org/attached/usability"><text:span text:style-name="Default_20_Paragraph_20_Font"><text:span text:style-name="Default_20_Paragraph_20_Font">http://www.aresluna.org/attached/usability</text:span></text:span></text:a><text:span text:style-name="Default_20_Paragraph_20_Font"><text:span text:style-name="T2"> </text:span></text:span><text:span text:style-name="Default_20_Paragraph_20_Font"><text:span text:style-name="T2"><text:line-break/></text:span></text:span><text:span text:style-name="Default_20_Paragraph_20_Font"><text:span text:style-name="T2">    * W głąb dostępności - Dive Into Accessibility -</text:span></text:span><text:a xlink:type="simple" xlink:href="http://mimas.ceti.pl/dia/"><text:span text:style-name="Default_20_Paragraph_20_Font"><text:span text:style-name="Default_20_Paragraph_20_Font"><text:span text:style-name="T11">http://mimas.ceti.pl/dia/</text:span></text:span></text:span></text:a><text:span text:style-name="Default_20_Paragraph_20_Font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fo:font-size="10pt" fo:language="ru" fo:country="RU" fo:background-color="#ffffff" style:font-size-asian="12pt" style:font-size-complex="12pt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8pt" fo:font-weight="bold" fo:background-color="#ffffff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2pt" fo:font-weight="bold" fo:background-color="#ffffff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0pt" fo:font-weight="bold" fo:background-color="#ffffff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weight="bold" fo:background-color="#ffffff" style:font-size-asian="11pt" style:font-weight-asian="bold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" style:display-name="Hr_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aca inżynierska</dc:title>
    <meta:initial-creator/>
    <dc:creator>Wojciech Jurkowlaniec</dc:creator>
    <meta:editing-cycles>10</meta:editing-cycles>
    <dc:date>2010-12-02T13:04:41</dc:date>
    <meta:editing-duration>PT02H33M05S</meta:editing-duration>
    <meta:document-statistic meta:table-count="0" meta:image-count="0" meta:object-count="0" meta:page-count="5" meta:paragraph-count="43" meta:word-count="1141" meta:character-count="8980"/>
  </office:meta>
</office:document-meta>
</file>